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EASE NOTE:<text:tab/></text:p>
      <text:p text:style-name="Standard">The program takes awhile to read in, be </text:p>
      <text:p text:style-name="Standard">patient and the Threshold window will pop-up</text:p>
      <text:p text:style-name="Standard">when the file is finished reading in. </text:p>
      <text:p text:style-name="Standard">For more on loading and freezing go to LOAD </text:p>
      <text:p text:style-name="Standard">section.</text:p>
      <text:p text:style-name="Standard">If you enter in another file after running a</text:p>
      <text:p text:style-name="Standard">previous file, be sure to click clear. </text:p>
      <text:p text:style-name="Standard"/>
      <text:p text:style-name="Standard">------TABLE OF CONTENTS------</text:p>
      <text:p text:style-name="Standard">Entering In The File</text:p>
      <text:p text:style-name="Standard">Entering In Thresholds</text:p>
      <text:p text:style-name="Standard">Entering In Multiple Files</text:p>
      <text:p text:style-name="Standard">View Options - File</text:p>
      <text:p text:style-name="Standard">View Options - Events</text:p>
      <text:p text:style-name="Standard">View Options - Daily Events</text:p>
      <text:p text:style-name="Standard">View Options - Statistics</text:p>
      <text:p text:style-name="Standard">Save</text:p>
      <text:p text:style-name="Standard">Load</text:p>
      <text:p text:style-name="Standard">Clear</text:p>
      <text:p text:style-name="Standard"/>
      <text:p text:style-name="Standard">------ENTERING IN THE FILE------</text:p>
      <text:p text:style-name="Standard"/>
      <text:p text:style-name="Standard">filename.csv:</text:p>
      <text:p text:style-name="Standard">In the bar with the text "filename.csv" click</text:p>
      <text:p text:style-name="Standard">to access the file selection. With the file</text:p>
      <text:p text:style-name="Standard">selection you can find your file and open it.</text:p>
      <text:p text:style-name="Standard">Once you click open you will see the file</text:p>
      <text:p text:style-name="Standard">path replace the text "filename.csv".</text:p>
      <text:p text:style-name="Standard"/>
      <text:p text:style-name="Standard">Format:</text:p>
      <text:p text:style-name="Standard">The format is the type of layout of the file. </text:p>
      <text:p text:style-name="Standard">Enter only the numbers 1-4 into this text field</text:p>
      <text:p text:style-name="Standard">or the program will error/terminate.</text:p>
      <text:p text:style-name="Standard"/>
      <text:p text:style-name="Standard">Depending on how you converted the ActiLife </text:p>
      <text:p text:style-name="Standard">data into a CSV file is how you know which</text:p>
      <text:p text:style-name="Standard">format to choose. If you opened the file in</text:p>
      <text:p text:style-name="Standard">ActiLife and then converted it, you will use </text:p>
      <text:p text:style-name="Standard">either 1 or 4 depending on if the file is in </text:p>
      <text:p text:style-name="Standard">seconds or minutes. If you did not open the</text:p>
      <text:p text:style-name="Standard">file in ActiLife and only used ActiLife to </text:p>
      <text:p text:style-name="Standard">convert the file, you will use either 2 or 3.</text:p>
      <text:p text:style-name="Standard"/>
      <text:p text:style-name="Standard">To know which type of file it could be when </text:p>
      <text:p text:style-name="Standard">you were not the user that converted the file,</text:p>
      <text:p text:style-name="Standard">look at the file name.</text:p>
      <text:p text:style-name="Standard">If the file name contains "DataTable", then</text:p>
      <text:p text:style-name="Standard">the file is format 1 or 4. If "DataTable" is</text:p>
      <text:p text:style-name="Standard"><text:soft-page-break/>not in the file title, then it is format 2 or 3.</text:p>
      <text:p text:style-name="Standard"/>
      <text:p text:style-name="Standard">To know if the file is in minute or second </text:p>
      <text:p text:style-name="Standard">increments, look to the file title. If the title</text:p>
      <text:p text:style-name="Standard">contains "60secs" then the file is in minute</text:p>
      <text:p text:style-name="Standard">increments. If the title contains "1sec" then the</text:p>
      <text:p text:style-name="Standard">file is in second increments.</text:p>
      <text:p text:style-name="Standard"/>
      <text:p text:style-name="Standard">The format choices are as follows:</text:p>
      <text:p text:style-name="Standard">1 - The data is in minute increments.</text:p>
      <text:p text:style-name="Standard">2 - The data is in second increments.</text:p>
      <text:p text:style-name="Standard">3 - Alternate choice for minute increments. </text:p>
      <text:p text:style-name="Standard"><text:s text:c="4"/>Use this format if entering 1 for the file</text:p>
      <text:p text:style-name="Standard"><text:s text:c="4"/>makes the program crash.</text:p>
      <text:p text:style-name="Standard">4 - Alternate choice for second increments. </text:p>
      <text:p text:style-name="Standard"><text:s text:c="4"/>Use this format if entering 2 for the file</text:p>
      <text:p text:style-name="Standard"><text:s text:c="4"/>makes the program crash.</text:p>
      <text:p text:style-name="Standard"/>
      <text:p text:style-name="Standard">BE PATIENT (Phantom Freeze)</text:p>
      <text:p text:style-name="Standard">The program takes some time to read the file. </text:p>
      <text:p text:style-name="Standard">After closing the window that prompts you </text:p>
      <text:p text:style-name="Standard">about the loading time, the threshold window </text:p>
      <text:p text:style-name="Standard">will pop up within a few minutes. If it takes </text:p>
      <text:p text:style-name="Standard">longer than a few minutes exit the program and </text:p>
      <text:p text:style-name="Standard">try again. If the program continues to do </text:p>
      <text:p text:style-name="Standard">this, try the alternate format option for the</text:p>
      <text:p text:style-name="Standard">files type of incements.</text:p>
      <text:p text:style-name="Standard">For example, if the number you entered for </text:p>
      <text:p text:style-name="Standard">format was 1 (file is in minute increments)</text:p>
      <text:p text:style-name="Standard">then the alternate format would be 3.</text:p>
      <text:p text:style-name="Standard"/>
      <text:p text:style-name="Standard">------ENTERING IN MULTIPLE FILES------</text:p>
      <text:p text:style-name="Standard">To enter in multiple files you enter your first</text:p>
      <text:p text:style-name="Standard">file and hit enter. Then you will be prompted</text:p>
      <text:p text:style-name="Standard">about whether or not you would like to read in </text:p>
      <text:p text:style-name="Standard">another file. Once you click yes click the text</text:p>
      <text:p text:style-name="Standard">field where you entered in the first file. Once</text:p>
      <text:p text:style-name="Standard">it is finished loading the first file it will </text:p>
      <text:p text:style-name="Standard">then pop up the file search menu. Once you </text:p>
      <text:p text:style-name="Standard">select your file and hit enter it will prompt you</text:p>
      <text:p text:style-name="Standard">again. This cycle continues until all files wanted</text:p>
      <text:p text:style-name="Standard">are entered. </text:p>
      <text:p text:style-name="Standard">Please note that the more files you enter, the </text:p>
      <text:p text:style-name="Standard">longer it will take to load each file. </text:p>
      <text:p text:style-name="Standard"><text:s text:c="2"/></text:p>
      <text:p text:style-name="Standard"/>
      <text:p text:style-name="Standard">------ENTERING IN THRESHOLDS------</text:p>
      <text:p text:style-name="Standard">The starting heart rate threshold must be </text:p>
      <text:p text:style-name="Standard">HIGHER than the ending heart rate tremor.</text:p>
      <text:p text:style-name="Standard"><text:soft-page-break/>Default Thresholds:</text:p>
      <text:p text:style-name="Standard">Starting Heart-rate: 120 </text:p>
      <text:p text:style-name="Standard">Ending Heart-rate: 100</text:p>
      <text:p text:style-name="Standard">Movement: 5000 </text:p>
      <text:p text:style-name="Standard">Thresholds are what helps the program</text:p>
      <text:p text:style-name="Standard">define a tremor when processing the file.</text:p>
      <text:p text:style-name="Standard"/>
      <text:p text:style-name="Standard">------VIEW OPTIONS - FILE------</text:p>
      <text:p text:style-name="Standard">This is the option to view the raw file that </text:p>
      <text:p text:style-name="Standard">was read in. It gives every min/sec from the </text:p>
      <text:p text:style-name="Standard">device. There is also a save function on this </text:p>
      <text:p text:style-name="Standard">window, Please refer to SAVE section.</text:p>
      <text:p text:style-name="Standard"/>
      <text:p text:style-name="Standard">------VIEW OPTIONS - EVENTS------</text:p>
      <text:p text:style-name="Standard">This is the option to view all tremor events.</text:p>
      <text:p text:style-name="Standard">It gives you information about what is happen</text:p>
      <text:p text:style-name="Standard">during each tremor. There is also a save </text:p>
      <text:p text:style-name="Standard">function on this window, Please refer to SAVE </text:p>
      <text:p text:style-name="Standard">section.</text:p>
      <text:p text:style-name="Standard"/>
      <text:p text:style-name="Standard">------VIEW OPTIONS - DAILY EVENTS------</text:p>
      <text:p text:style-name="Standard">This is the option to view how many tremors </text:p>
      <text:p text:style-name="Standard">happened per day in the file and gives </text:p>
      <text:p text:style-name="Standard">statistics about each day. There is also a </text:p>
      <text:p text:style-name="Standard">save function on this window, Please refer to </text:p>
      <text:p text:style-name="Standard">SAVE section.</text:p>
      <text:p text:style-name="Standard"/>
      <text:p text:style-name="Standard">------VIEW OPTIONS - STATISTICS------</text:p>
      <text:p text:style-name="Standard">This is to view the overall statistics about </text:p>
      <text:p text:style-name="Standard">the file regarding the tremors. This is where</text:p>
      <text:p text:style-name="Standard">you see the mean, max, min and other </text:p>
      <text:p text:style-name="Standard">calculations. There is also a save function on</text:p>
      <text:p text:style-name="Standard">this window, Please refer to SAVE section.</text:p>
      <text:p text:style-name="Standard"/>
      <text:p text:style-name="Standard">------SAVE------</text:p>
      <text:p text:style-name="Standard">When ever you save a file using one of the </text:p>
      <text:p text:style-name="Standard">view option windows, it saves using the file</text:p>
      <text:p text:style-name="Standard">selection. Find where you would like to save</text:p>
      <text:p text:style-name="Standard">your file then type what you would like your</text:p>
      <text:p text:style-name="Standard">file to be titled then hit save.</text:p>
      <text:p text:style-name="Standard">You will find your file where you selected to </text:p>
      <text:p text:style-name="Standard">save it. If you forgot to select where to </text:p>
      <text:p text:style-name="Standard">save it, you will find it in your documents </text:p>
      <text:p text:style-name="Standard">folder.</text:p>
      <text:p text:style-name="Standard"/>
      <text:p text:style-name="Standard">------LOAD------</text:p>
      <text:p text:style-name="Standard">The load time required for your file depends on </text:p>
      <text:p text:style-name="Standard">how large of a file it is. The loading process</text:p>
      <text:p text:style-name="Standard">can take anywhere between 3-5 minutes. It could </text:p>
      <text:p text:style-name="Standard"><text:soft-page-break/>take longer if you have chosen to load many files at</text:p>
      <text:p text:style-name="Standard">one time. </text:p>
      <text:p text:style-name="Standard">It may be better to do each file individually</text:p>
      <text:p text:style-name="Standard">if possible.</text:p>
      <text:p text:style-name="Standard">Please note that although the program seems</text:p>
      <text:p text:style-name="Standard">unresponsive after entering a file, it is a </text:p>
      <text:p text:style-name="Standard">sign that it is loading your request.</text:p>
      <text:p text:style-name="Standard"/>
      <text:p text:style-name="Standard">------CLEAR------</text:p>
      <text:p text:style-name="Standard">To clear the "filename.csv" and the "format"</text:p>
      <text:p text:style-name="Standard">text fields, click the clear button right </text:p>
      <text:p text:style-name="Standard">below the enter button and it will clea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irjsten  Blodgett</meta:initial-creator>
    <meta:creation-date>2014-08-08T12:56:00.68</meta:creation-date>
    <dc:date>2014-08-11T10:22:08.97</dc:date>
    <dc:creator>Kirjsten  Blodgett</dc:creator>
    <meta:editing-duration>PT40M21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4" meta:paragraph-count="141" meta:word-count="952" meta:character-count="5146"/>
  </office:meta>
</office:document-meta>
</file>